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margin-top="0in" fo:margin-bottom="0in" style:contextual-spacing="false" fo:text-indent="0in" style:auto-text-indent="false" style:writing-mode="lr-tb"/>
    </style:style>
    <style:style style:name="P3" style:family="paragraph" style:parent-style-name="Text_20_body" style:list-style-name="L1">
      <style:paragraph-properties fo:margin-left="0in" fo:margin-right="0in" fo:text-indent="0in" style:auto-text-indent="false"/>
    </style:style>
    <style:style style:name="P4" style:family="paragraph" style:parent-style-name="Text_20_body" style:list-style-name="L2">
      <style:paragraph-properties fo:margin-left="0in" fo:margin-right="0in" fo:text-indent="0in" style:auto-text-indent="false"/>
    </style:style>
    <style:style style:name="P5" style:family="paragraph" style:parent-style-name="Text_20_body" style:list-style-name="L3">
      <style:paragraph-properties fo:margin-left="0in" fo:margin-right="0in" fo:text-indent="0in" style:auto-text-indent="false"/>
    </style:style>
    <style:style style:name="P6" style:family="paragraph" style:parent-style-name="Text_20_body" style:list-style-name="L4">
      <style:paragraph-properties fo:margin-left="0in" fo:margin-right="0in" fo:text-indent="0in" style:auto-text-indent="false"/>
    </style:style>
    <style:style style:name="P7" style:family="paragraph" style:parent-style-name="Text_20_body" style:list-style-name="L5">
      <style:paragraph-properties fo:margin-left="0in" fo:margin-right="0in" fo:text-indent="0in" style:auto-text-indent="false"/>
    </style:style>
    <style:style style:name="P8" style:family="paragraph" style:parent-style-name="Text_20_body" style:list-style-name="L6">
      <style:paragraph-properties fo:margin-left="0in" fo:margin-right="0in" fo:text-indent="0in" style:auto-text-indent="false"/>
    </style:style>
    <style:style style:name="P9" style:family="paragraph" style:parent-style-name="Text_20_body" style:list-style-name="L7">
      <style:paragraph-properties fo:margin-left="0in" fo:margin-right="0in" fo:text-indent="0in" style:auto-text-indent="false"/>
    </style:style>
    <style:style style:name="P10" style:family="paragraph" style:parent-style-name="Text_20_body" style:list-style-name="L8">
      <style:paragraph-properties fo:margin-left="0in" fo:margin-right="0in" fo:text-indent="0in" style:auto-text-indent="false"/>
    </style:style>
    <style:style style:name="P11" style:family="paragraph" style:parent-style-name="Text_20_body" style:list-style-name="L9">
      <style:paragraph-properties fo:margin-left="0in" fo:margin-right="0in" fo:text-indent="0in" style:auto-text-indent="false"/>
    </style:style>
    <style:style style:name="P12" style:family="paragraph" style:parent-style-name="Text_20_body" style:list-style-name="L10">
      <style:paragraph-properties fo:margin-left="0in" fo:margin-right="0in" fo:text-indent="0in" style:auto-text-indent="false"/>
    </style:style>
    <style:style style:name="P13" style:family="paragraph" style:parent-style-name="Text_20_body" style:list-style-name="L11">
      <style:paragraph-properties fo:margin-left="0in" fo:margin-right="0in" fo:text-indent="0in" style:auto-text-indent="false"/>
    </style:style>
    <style:style style:name="P14" style:family="paragraph" style:parent-style-name="Text_20_body" style:list-style-name="L12">
      <style:paragraph-properties fo:margin-left="0in" fo:margin-right="0in" fo:text-indent="0in" style:auto-text-indent="false"/>
    </style:style>
    <style:style style:name="P15" style:family="paragraph" style:parent-style-name="Text_20_body" style:list-style-name="L13">
      <style:paragraph-properties fo:margin-left="0in" fo:margin-right="0in" fo:text-indent="0in" style:auto-text-indent="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Introduction</text:span></text:p>
      <text:p text:style-name="P1">You're developing the Order Management System for LogiTrack, a logistics software platform. This system will manage inventory items and customer orders across multiple fulfillment centers.</text:p>
      <text:p text:style-name="P1">In this activity, you will:</text:p>
      <text:list text:style-name="L1">
        <text:list-item>
          <text:p text:style-name="P3">Create two business logic classes: InventoryItem and Order.</text:p>
        </text:list-item>
        <text:list-item>
          <text:p text:style-name="P3">Model your data and integrate it into a relational database using EF Core.</text:p>
        </text:list-item>
        <text:list-item>
          <text:p text:style-name="P3">Build basic logic to create, view, and update inventory and orders.</text:p>
        </text:list-item>
        <text:list-item>
          <text:p text:style-name="P3">Use Microsoft Copilot to help debug and optimize your work.</text:p>
        </text:list-item>
      </text:list>
      <text:p text:style-name="P1">This is the first of five activities in your capstone project. The classes and logic you develop here will be extended in upcoming parts to include API endpoints, secure access, and performance optimization.</text:p>
      <text:p text:style-name="P1"><text:span text:style-name="Strong_20_Emphasis">Activity Instructions</text:span></text:p>
      <text:p text:style-name="P1"><text:span text:style-name="Strong_20_Emphasis">Step 1</text:span>: Set Up Your Project</text:p>
      <text:list text:style-name="L2">
        <text:list-item>
          <text:p text:style-name="P4">Open Visual Studio Code</text:p>
        </text:list-item>
        <text:list-item>
          <text:p text:style-name="P4">Use the CLI to create a new console or ASP.NET Core Web API project: <text:span text:style-name="Variable">dotnet new webapi -n LogiTrack cd LogiTrack</text:span></text:p>
        </text:list-item>
        <text:list-item>
          <text:p text:style-name="P4">Add a Models folder and create two new C# class files: </text:p>
          <text:list>
            <text:list-item>
              <text:p text:style-name="P4">InventoryItem.cs</text:p>
            </text:list-item>
            <text:list-item>
              <text:p text:style-name="P4">Order.cs</text:p>
            </text:list-item>
          </text:list>
        </text:list-item>
      </text:list>
      <text:p text:style-name="P1"><text:span text:style-name="Strong_20_Emphasis">Step 2</text:span>: Define the InventoryItem Class </text:p>
      <text:p text:style-name="P1">Create a class named <text:span text:style-name="Variable">InventoryItem</text:span> with the following properties:</text:p>
      <text:list text:style-name="L3">
        <text:list-item>
          <text:p text:style-name="P5">ItemId (int)</text:p>
        </text:list-item>
        <text:list-item>
          <text:p text:style-name="P5">Name (string)</text:p>
        </text:list-item>
        <text:list-item>
          <text:p text:style-name="P5">Quantity (int)</text:p>
        </text:list-item>
        <text:list-item>
          <text:p text:style-name="P5">Location (string)</text:p>
        </text:list-item>
      </text:list>
      <text:p text:style-name="P1">Include a method named <text:span text:style-name="Variable">DisplayInfo()</text:span> that prints: Item: Pallet Jack | Quantity: 12 | Location: Warehouse A</text:p>
      <text:p text:style-name="P1">Test this method with a sample object in Program.cs or a test controller.</text:p>
      <text:p text:style-name="P1"><text:span text:style-name="Strong_20_Emphasis">Step 3</text:span>: Define the Order Class </text:p>
      <text:p text:style-name="P1">Create a class named <text:span text:style-name="Variable">Order</text:span> with the following properties:</text:p>
      <text:list text:style-name="L4">
        <text:list-item>
          <text:p text:style-name="P6">OrderId (int)</text:p>
        </text:list-item>
        <text:list-item>
          <text:p text:style-name="P6">CustomerName (string)</text:p>
        </text:list-item>
        <text:list-item>
          <text:p text:style-name="P6">DatePlaced (DateTime)</text:p>
        </text:list-item>
        <text:list-item>
          <text:p text:style-name="P6"><text:soft-page-break/>List (list of items in the order)</text:p>
        </text:list-item>
      </text:list>
      <text:p text:style-name="P1">Add methods to:</text:p>
      <text:list text:style-name="L5">
        <text:list-item>
          <text:p text:style-name="P7">AddItem(InventoryItem item)</text:p>
        </text:list-item>
        <text:list-item>
          <text:p text:style-name="P7">RemoveItem(int itemId)</text:p>
        </text:list-item>
        <text:list-item>
          <text:p text:style-name="P7">GetOrderSummary() – returns a string like: Order #1001 for Samir | Items: 2 | Placed: 4/5/2025</text:p>
        </text:list-item>
      </text:list>
      <text:p text:style-name="P1">Write a test block to create an order, add/remove items, and print the summary.</text:p>
      <text:p text:style-name="P1"><text:span text:style-name="Strong_20_Emphasis">Step 4</text:span>: Connect to a Database with EF Core</text:p>
      <text:list text:style-name="L6">
        <text:list-item>
          <text:p text:style-name="P8">Add EF Core packages via NuGet or CLI: </text:p>
        </text:list-item>
      </text:list>
      <text:p text:style-name="P2">dotnet add package Microsoft.EntityFrameworkCore.Sqlite</text:p>
      <text:p text:style-name="P2">dotnet add package Microsoft.EntityFrameworkCore.Tools<text:line-break/></text:p>
      <text:list text:style-name="L7">
        <text:list-item>
          <text:p text:style-name="P9">Create a new DbContext class in a file named LogiTrackContext.cs:</text:p>
        </text:list-item>
      </text:list>
      <text:p text:style-name="P2">using Microsoft.EntityFrameworkCore;</text:p>
      <text:p text:style-name="P2">public class LogiTrackContext : DbContext</text:p>
      <text:p text:style-name="P2">{</text:p>
      <text:p text:style-name="P2">    public DbSet&lt;InventoryItem&gt; InventoryItems { get; set; }</text:p>
      <text:p text:style-name="P2">    public DbSet&lt;Order&gt; Orders { get; set; }</text:p>
      <text:p text:style-name="P2">    protected override void OnConfiguring(DbContextOptionsBuilder options)</text:p>
      <text:p text:style-name="P2">        =&gt; options.UseSqlite("Data Source=logitrack.db");</text:p>
      <text:p text:style-name="P2">}</text:p>
      <text:p text:style-name="P2"/>
      <text:list text:style-name="L8">
        <text:list-item>
          <text:p text:style-name="P10">Add proper [Key], [Required], or [ForeignKey] attributes if needed.</text:p>
        </text:list-item>
        <text:list-item>
          <text:p text:style-name="P10">Use migrations to create your database:</text:p>
        </text:list-item>
      </text:list>
      <text:p text:style-name="P2">dotnet ef migrations add InitialCreate</text:p>
      <text:p text:style-name="P2">dotnet ef database update</text:p>
      <text:p text:style-name="P2"/>
      <text:p text:style-name="P1"><text:span text:style-name="Strong_20_Emphasis">Step 5</text:span>: Seed and Test the Database</text:p>
      <text:p text:style-name="P1">Now that your database schema is created, add some test data to verify that everything works as expected.</text:p>
      <text:list text:style-name="L9">
        <text:list-item>
          <text:p text:style-name="P11">Open <text:span text:style-name="Variable">Program.cs</text:span> (or your test controller) and add the following block of code:</text:p>
        </text:list-item>
      </text:list>
      <text:p text:style-name="P2">using (var context = new LogiTrackContext())</text:p>
      <text:p text:style-name="P2">{</text:p>
      <text:p text:style-name="P2"><text:s text:c="4"/>// Add test inventory item if none exist</text:p>
      <text:p text:style-name="P2"><text:s text:c="4"/>if (!context.InventoryItems.Any())</text:p>
      <text:p text:style-name="P2"><text:s text:c="4"/>{</text:p>
      <text:p text:style-name="P2"><text:s text:c="8"/>context.InventoryItems.Add(new InventoryItem</text:p>
      <text:p text:style-name="P2"><text:s text:c="8"/>{</text:p>
      <text:p text:style-name="P2"><text:s text:c="12"/>Name = "Pallet Jack",</text:p>
      <text:p text:style-name="P2"><text:soft-page-break/><text:s text:c="12"/>Quantity = 12,</text:p>
      <text:p text:style-name="P2"><text:s text:c="12"/>Location = "Warehouse A"</text:p>
      <text:p text:style-name="P2"><text:s text:c="8"/>});</text:p>
      <text:p text:style-name="P2"/>
      <text:p text:style-name="P2"><text:s text:c="8"/>context.SaveChanges();</text:p>
      <text:p text:style-name="P2"><text:s text:c="4"/>}</text:p>
      <text:p text:style-name="P2"/>
      <text:p text:style-name="P2"><text:s text:c="4"/>// Retrieve and print inventory to confirm</text:p>
      <text:p text:style-name="P2"><text:s text:c="4"/>var items = context.InventoryItems.ToList();</text:p>
      <text:p text:style-name="P2"><text:s text:c="4"/>foreach (var item in items)</text:p>
      <text:p text:style-name="P2"><text:s text:c="4"/>{</text:p>
      <text:p text:style-name="P2"><text:s text:c="8"/>item.DisplayInfo(); // Should print: Item: Pallet Jack | Quantity: 12 | Location: Warehouse A</text:p>
      <text:p text:style-name="P2"><text:s text:c="4"/>}</text:p>
      <text:p text:style-name="P2">}</text:p>
      <text:p text:style-name="P2"/>
      <text:list text:style-name="L10">
        <text:list-item>
          <text:p text:style-name="P12">Run the application to confirm that the data is saved and printed as expected.</text:p>
        </text:list-item>
      </text:list>
      <text:p text:style-name="P1">This step ensures that your <text:span text:style-name="Variable">DbContext</text:span> is working, your table is populated, and your <text:span text:style-name="Variable">DisplayInfo()</text:span> method works correctly.</text:p>
      <text:p text:style-name="P1"><text:span text:style-name="Strong_20_Emphasis">Step 6</text:span>: Use Microsoft Copilot to Review and Optimize Try the following prompts with Microsoft Copilot:</text:p>
      <text:list text:style-name="L11">
        <text:list-item>
          <text:p text:style-name="P13">"Generate EF Core code for one-to-many between Order and InventoryItem."</text:p>
        </text:list-item>
        <text:list-item>
          <text:p text:style-name="P13">"Suggest a way to print Order summaries efficiently."</text:p>
        </text:list-item>
        <text:list-item>
          <text:p text:style-name="P13">"Identify any performance improvements in my AddItem method."</text:p>
        </text:list-item>
      </text:list>
      <text:p text:style-name="P1">After reviewing Copilot suggestions:</text:p>
      <text:list text:style-name="L12">
        <text:list-item>
          <text:p text:style-name="P14">Refactor any logic as needed</text:p>
        </text:list-item>
        <text:list-item>
          <text:p text:style-name="P14">Ensure everything compiles and runs with no errors</text:p>
        </text:list-item>
      </text:list>
      <text:p text:style-name="P1">Submission Checklist</text:p>
      <text:list text:style-name="L13">
        <text:list-item>
          <text:p text:style-name="P15">Two working classes: InventoryItem and Order</text:p>
        </text:list-item>
        <text:list-item>
          <text:p text:style-name="P15">Test data with basic output shown in console or controller</text:p>
        </text:list-item>
        <text:list-item>
          <text:p text:style-name="P15">LogiTrackContext with EF Core integration</text:p>
        </text:list-item>
        <text:list-item>
          <text:p text:style-name="P15">Database successfully created and tested</text:p>
        </text:list-item>
        <text:list-item>
          <text:p text:style-name="P15">Copilot-assisted review applied</text:p>
        </text:list-item>
        <text:list-item>
          <text:p text:style-name="P15">Code saved for integration in Part 2</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0T10:37:52.387946973</meta:creation-date>
    <dc:date>2026-03-10T10:39:38.509265159</dc:date>
    <meta:editing-duration>PT1M47S</meta:editing-duration>
    <meta:editing-cycles>1</meta:editing-cycles>
    <meta:document-statistic meta:table-count="0" meta:image-count="0" meta:object-count="0" meta:page-count="3" meta:paragraph-count="90" meta:word-count="631" meta:character-count="4142" meta:non-whitespace-character-count="3500"/>
    <meta:generator>LibreOffice/24.2.7.2$Linux_X86_64 LibreOffice_project/420$Build-2</meta:generator>
  </office:meta>
</office:document-meta>
</file>